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/text:p>
      <text:p text:style-name="P5">Author of letter<text:tab/><text:tab/><text:tab/><text:tab/>B. Felsenthal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21 January 1876</text:p>
      <text:p text:style-name="P5">Month<text:tab/><text:tab/><text:tab/><text:tab/><text:tab/><text:tab/>January</text:p>
      <text:p text:style-name="P5">Year<text:tab/><text:tab/><text:tab/><text:tab/><text:tab/><text:tab/>1876</text:p>
      <text:p text:style-name="P5">Hebrew Date<text:tab/><text:tab/><text:tab/><text:tab/><text:tab/></text:p>
      <text:p text:style-name="P5">Undated</text:p>
      <text:p text:style-name="P5">City<text:tab/><text:tab/><text:tab/><text:tab/><text:tab/><text:tab/>Chicago</text:p>
      <text:p text:style-name="P5">State<text:tab/><text:tab/><text:tab/><text:tab/><text:tab/><text:tab/>Illinois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237 S. Desplaines st.[sic]/</text:span></text:p>
      <text:p text:style-name="P3"><text:span text:style-name="T1">Chicago, January 21. 1876./</text:span></text:p>
      <text:p text:style-name="P2"><text:span text:style-name="T1">Dear Sir,/</text:span></text:p>
      <text:p text:style-name="P2"><text:span text:style-name="T1"><text:tab/>Your kind letter of the 17. inst. I did not/ receive until yesterday. <text:s/>In regard to the one copy of/ Luzzato's Pentateuch which you have kindly reserved for/ me, I hope you will not misunderstand me if I say/ the following: I am living under such conditions, [crossed-out: of]/ that necessity rather compels me to restrict my expendi-/tures very, very much. <text:s/>Although that now and then/ I try to enlarge my Hebrew library somewhat, yet it/ sometimes [crossed-out: it] gives me much pain and sorrow that I cannot/ follow my heart's inclinations to their full extent in/ that respect. <text:s/>However I believe that some of Luzz.'s/ works will find buyers here. <text:s/>I have spoken with/ several coreligionists in this city who declared themselves/ gladly willing to get some of Luzz.'s writing. <text:s/>Permit/ me to suggest that you, dear Sir, address a few/ lines to each of the gentlemen which I will name here:/</text:span></text:p>
      <text:p text:style-name="P2"><text:span text:style-name="T1"><text:tab/>Rev. Dr. K. Kohler, cor. 21. st. &amp; Indiana Avenue;/ Mr. Igratz Kunreuther, Huron st.. near Wells st.;/</text:span></text:p>
      <text:p text:style-name="P2"><text:span text:style-name="T1"/></text:p>
      <text:p text:style-name="P2"><text:span text:style-name="T1">[Page 2]</text:span></text:p>
      <text:p text:style-name="P2"><text:span text:style-name="T1"><text:tab/>Mr. F. Kiss, 51 Lasalle st.;/</text:span></text:p>
      <text:p text:style-name="P2"><text:span text:style-name="T1"><text:tab/>Mr. H. Eliassof, 38 Cass st./</text:span></text:p>
      <text:p text:style-name="P2"><text:span text:style-name="T1">You may unhesitatingly tell these gentlemen that/ I have written to you of their desire to come into/ possession of Luzz.'s excellent Hebrew works./</text:span></text:p>
      <text:p text:style-name="P2"><text:span text:style-name="T1"><text:tab/>The catalogue you mention has not yet reached/ me./</text:span></text:p>
      <text:p text:style-name="P2"><text:span text:style-name="T1"><text:tab/>In regard to that man who came from Alexandria/ to this country and left his wife in the old world,/ I took pains to find him. <text:s/>But my endeavors were/ in vain. <text:s/>[Hebrew]. <text:s/>I hardly think that he is/ in Chicago./</text:span></text:p>
      <text:p text:style-name="P2"><text:span text:style-name="T1"><text:tab/>I must not forget to acknowledge receipt of/ your postal-card which was written in such an/ elegant and beautiful Hebrew, and <text:s/>I cannot but say,/ [Hebrew]/ [Hebrew]/ [Hebrew]/ Jew. Record” [Hebrew]/ </text:span></text:p>
      <text:p text:style-name="P2"><text:span text:style-name="T1"/></text:p>
      <text:p text:style-name="P2"><text:span text:style-name="T1">[Page 3]</text:span></text:p>
      <text:p text:style-name="P2"><text:span text:style-name="T1">[Hebrew]/</text:span></text:p>
      <text:p text:style-name="P2"><text:span text:style-name="T1">I desire to mail this letter yet to-day, and therefore/ I conclude these hasty lines. <text:s/>With the assurance of/ my high regards, I am, dear Sir,/</text:span></text:p>
      <text:p text:style-name="P2"><text:span text:style-name="T1"><text:tab/><text:tab/><text:tab/>yours very respectfully/</text:span></text:p>
      <text:p text:style-name="P2"><text:span text:style-name="T1"><text:tab/><text:tab/><text:tab/><text:tab/><text:tab/>B. Felsenthal/</text:span></text:p>
      <text:p text:style-name="P2"><text:span text:style-name="T1">Rabbi S. Morais,/</text:span></text:p>
      <text:p text:style-name="P2"><text:span text:style-name="T1"><text:tab/>Philada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7T11:34:30</meta:creation-date>
    <dc:date>2009-05-27T12:10:54</dc:date>
    <dc:language>en-US</dc:language>
    <meta:editing-cycles>2</meta:editing-cycles>
    <meta:editing-duration>PT21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0" meta:word-count="512" meta:character-count="3263"/>
  </office:meta>
</office:document-meta>
</file>